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style:font-name-complex="Helvetica"/>
    </style:style>
    <style:style style:name="P11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12" style:family="paragraph" style:parent-style-name="Standard">
      <style:text-properties fo:font-size="12pt" officeooo:rsid="0013afab" officeooo:paragraph-rsid="0013afab" style:font-size-asian="12pt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officeooo:rsid="0013afab" officeooo:paragraph-rsid="0013afab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officeooo:rsid="0013afab" officeooo:paragraph-rsid="0013afab" style:font-size-asian="12pt" style:font-weight-asian="bold" style:font-name-complex="Helvetica"/>
    </style:style>
    <style:style style:name="P15" style:family="paragraph" style:parent-style-name="Standard" style:list-style-name="L1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6" style:family="paragraph" style:parent-style-name="Standard" style:list-style-name="L3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3afab" officeooo:paragraph-rsid="0013afab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67fa7" officeooo:paragraph-rsid="00167fa7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83cec" officeooo:paragraph-rsid="00183cec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3afab" officeooo:paragraph-rsid="0013afab" style:font-size-asian="13pt" style:font-weight-asian="bold" style:font-name-complex="Helvetica" style:font-size-complex="13pt" style:font-weight-complex="bold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4" style:family="paragraph" style:parent-style-name="Heading_20_4">
      <style:text-properties officeooo:paragraph-rsid="0013afab"/>
    </style:style>
    <style:style style:name="P25" style:family="paragraph" style:parent-style-name="Heading_20_4">
      <style:text-properties style:font-name="Helvetica" style:font-name-complex="Helvetica"/>
    </style:style>
    <style:style style:name="P26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7" style:family="paragraph" style:parent-style-name="Heading_20_1">
      <style:text-properties fo:font-weight="bold" style:font-weight-asian="bold"/>
    </style:style>
    <style:style style:name="P28" style:family="paragraph" style:parent-style-name="Heading_20_1">
      <style:paragraph-properties style:snap-to-layout-grid="false"/>
      <style:text-properties fo:font-weight="bold" style:font-weight-asian="bold"/>
    </style:style>
    <style:style style:name="P29" style:family="paragraph" style:parent-style-name="Heading_20_1">
      <style:text-properties style:font-name="Helvetica" style:font-name-complex="Helvetica"/>
    </style:style>
    <style:style style:name="P3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>
      <style:text-properties officeooo:rsid="0014f9ed"/>
    </style:style>
    <style:style style:name="T2" style:family="text">
      <style:text-properties officeooo:rsid="00167fa7"/>
    </style:style>
    <style:style style:name="T3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6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8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7" text:outline-level="1">Project</text:h>
          </table:table-cell>
          <table:table-cell table:style-name="Table1.A3" table:number-columns-spanned="3" office:value-type="string">
            <text:h text:style-name="P2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1">4<text:span text:style-name="T1">5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1"><text:span text:style-name="T1">07</text:span>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468493046522862504" text:style-name="L1">
              <text:list-item>
                <text:p text:style-name="P15">Databank Schema</text:p>
              </text:list-item>
              <text:list-item>
                <text:p text:style-name="P15">Class Diagramm</text:p>
              </text:list-item>
              <text:list-item>
                <text:p text:style-name="P15">Design Documen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8916884042630732943" text:style-name="L3">
              <text:list-item>
                <text:p text:style-name="P16">Communication and Missunderstanding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896568214566120818" text:style-name="L2">
              <text:list-item>
                <text:p text:style-name="P17">Starting <text:span text:style-name="T2">Implementaion Parser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7">Day</text:p>
          </table:table-cell>
          <table:table-cell table:style-name="Table4.A2" office:value-type="string">
            <text:p text:style-name="P7">Hours</text:p>
          </table:table-cell>
          <table:table-cell table:style-name="Table4.A2" office:value-type="string">
            <text:p text:style-name="P7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9" text:outline-level="1">Monday</text:h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p text:style-name="P20">Class Diagram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8">Tuesday</text:p>
          </table:table-cell>
          <table:table-cell table:style-name="Table4.A2" office:value-type="string">
            <text:p text:style-name="P20">12</text:p>
          </table:table-cell>
          <table:table-cell table:style-name="Table4.A2" office:value-type="string">
            <text:p text:style-name="P20">Database Design and Class Diagram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8">Wednesday</text:p>
          </table:table-cell>
          <table:table-cell table:style-name="Table4.A2" office:value-type="string">
            <text:p text:style-name="P19">12</text:p>
          </table:table-cell>
          <table:table-cell table:style-name="Table4.A2" office:value-type="string">
            <text:p text:style-name="P20">Final work at Desig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8">Thurs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8">Friday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8">Saturday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8">Sunday</text:p>
          </table:table-cell>
          <table:table-cell table:style-name="Table4.A10" office:value-type="string">
            <text:p text:style-name="P9"/>
          </table:table-cell>
          <table:table-cell table:style-name="Table4.A10" office:value-type="string">
            <text:p text:style-name="P9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21"/>
          </table:table-cell>
          <table:table-cell table:style-name="Table4.A11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7T14:54:07.433607739</dc:date>
    <meta:print-date>1998-10-09T11:53:00</meta:print-date>
    <meta:editing-cycles>14</meta:editing-cycles>
    <meta:editing-duration>PT16M</meta:editing-duration>
    <meta:generator>LibreOffice/4.1.3.2$Linux_X86_64 LibreOffice_project/410m0$Build-2</meta:generator>
    <meta:document-statistic meta:table-count="4" meta:image-count="3" meta:object-count="0" meta:page-count="2" meta:paragraph-count="37" meta:word-count="69" meta:character-count="418" meta:non-whitespace-character-count="391"/>
  </office:meta>
</office:document-meta>
</file>